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R5" style:display-name="TBL_0_0.R5" style:family="table-cell" style:data-style-name="N0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8" style:display-name="TBL_0_0.8" style:family="table-row">
      <style:table-row-properties style:row-height="7.844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3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4" style:family="paragraph" style:parent-style-name="Standard" style:master-page-name="master_5f_0">
      <style:paragraph-properties style:page-number="auto" fo:break-before="page"/>
    </style:style>
    <style:style style:name="T1" style:family="text">
      <style:text-properties officeooo:rsid="0012424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1"><text:bookmark text:name="JR_PAGE_ANCHOR_0_1"/>Mês/Ano de Referencia:</text:p>
          </table:table-cell>
          <table:table-cell table:style-name="TBL_5f_0_5f_0.A1" table:number-columns-spanned="17" office:value-type="string">
            <text:p text:style-name="P1">Jan/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2">Matrícula</text:p>
          </table:table-cell>
          <table:table-cell table:style-name="TBL_5f_0_5f_0.B2" table:number-rows-spanned="3" office:value-type="string">
            <text:p text:style-name="P2">Nome</text:p>
          </table:table-cell>
          <table:table-cell table:style-name="TBL_5f_0_5f_0.B2" table:number-rows-spanned="3" office:value-type="string">
            <text:p text:style-name="P2">Cargo</text:p>
          </table:table-cell>
          <table:table-cell table:style-name="TBL_5f_0_5f_0.B2" table:number-rows-spanned="3" office:value-type="string">
            <text:p text:style-name="P2">Lotação</text:p>
          </table:table-cell>
          <table:table-cell table:style-name="TBL_5f_0_5f_0.E2" table:number-columns-spanned="9" office:value-type="string">
            <text:p text:style-name="P3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3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3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3">Remuneração Básica</text:p>
          </table:table-cell>
          <table:covered-table-cell/>
          <table:table-cell table:style-name="TBL_5f_0_5f_0.E2" table:number-columns-spanned="4" office:value-type="string">
            <text:p text:style-name="P3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3">Outras Remunerações Temporárias(7)</text:p>
          </table:table-cell>
          <table:table-cell table:style-name="TBL_5f_0_5f_0.R2" table:number-rows-spanned="2" office:value-type="string">
            <text:p text:style-name="P3">Verbas Indenizatórias(8)</text:p>
          </table:table-cell>
          <table:table-cell table:style-name="TBL_5f_0_5f_0.R2" table:number-rows-spanned="2" office:value-type="string">
            <text:p text:style-name="P3">Total de Rendimentos Brutos(9)</text:p>
          </table:table-cell>
          <table:table-cell table:style-name="TBL_5f_0_5f_0.E2" table:number-columns-spanned="3" office:value-type="string">
            <text:p text:style-name="P3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3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3">Remuneração do Cargo Efetivo(1)</text:p>
          </table:table-cell>
          <table:table-cell table:style-name="TBL_5f_0_5f_0.R2" office:value-type="string">
            <text:p text:style-name="P3">Outras Verbas Remuneratórias, Legais ou Judiciais(2)</text:p>
          </table:table-cell>
          <table:table-cell table:style-name="TBL_5f_0_5f_0.R2" office:value-type="string">
            <text:p text:style-name="P3">Função de Confiança ou Cargo em Comissão(3)</text:p>
          </table:table-cell>
          <table:table-cell table:style-name="TBL_5f_0_5f_0.R2" office:value-type="string">
            <text:p text:style-name="P3">Gratificação Natalina(4)</text:p>
          </table:table-cell>
          <table:table-cell table:style-name="TBL_5f_0_5f_0.R2" office:value-type="string">
            <text:p text:style-name="P3">Férias (1/3 constitucional) (5)</text:p>
          </table:table-cell>
          <table:table-cell table:style-name="TBL_5f_0_5f_0.R2" office:value-type="string">
            <text:p text:style-name="P3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3">Contribuição Previdenciária(10)</text:p>
          </table:table-cell>
          <table:table-cell table:style-name="TBL_5f_0_5f_0.R2" office:value-type="string">
            <text:p text:style-name="P3">Imposto de Renda(11)</text:p>
          </table:table-cell>
          <table:table-cell table:style-name="TBL_5f_0_5f_0.R2" office:value-type="string">
            <text:p text:style-name="P3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4">174<text:span text:style-name="T1">1</text:span></text:p>
          </table:table-cell>
          <table:table-cell table:style-name="TBL_5f_0_5f_0.B5" office:value-type="string">
            <text:p text:style-name="P4">ADEILDO JOSE DA SILVA</text:p>
          </table:table-cell>
          <table:table-cell table:style-name="TBL_5f_0_5f_0.B5" office:value-type="string">
            <text:p text:style-name="P4">ANALISTA DO MP- CONTADOR</text:p>
          </table:table-cell>
          <table:table-cell table:style-name="TBL_5f_0_5f_0.B5" office:value-type="string">
            <text:p text:style-name="P4">DIVISAO DE PERICIA CONTABIL - GAAE</text:p>
          </table:table-cell>
          <table:table-cell table:style-name="TBL_5f_0_5f_0.E5" office:value-type="string">
            <text:p text:style-name="P5">5.062,24</text:p>
          </table:table-cell>
          <table:table-cell table:style-name="TBL_5f_0_5f_0.E5" office:value-type="string">
            <text:p text:style-name="P5">2.024,9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2.384,07</text:p>
          </table:table-cell>
          <table:table-cell table:style-name="TBL_5f_0_5f_0.E5" office:value-type="string">
            <text:p text:style-name="P5">9.471,21</text:p>
          </table:table-cell>
          <table:table-cell table:style-name="TBL_5f_0_5f_0.E5" office:value-type="string">
            <text:p text:style-name="P5">992,20</text:p>
          </table:table-cell>
          <table:table-cell table:style-name="TBL_5f_0_5f_0.E5" office:value-type="string">
            <text:p text:style-name="P5">702,47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1.694,67</text:p>
          </table:table-cell>
          <table:table-cell table:style-name="TBL_5f_0_5f_0.R5" office:value-type="float" office:value="7776.54">
            <text:p text:style-name="P5">7776,54</text:p>
          </table:table-cell>
        </table:table-row>
        <table:table-row table:style-name="TBL_5f_0_5f_0.2">
          <table:table-cell table:style-name="TBL_5f_0_5f_0.A5" office:value-type="string">
            <text:p text:style-name="P3">Total Geral</text:p>
          </table:table-cell>
          <table:table-cell table:style-name="TBL_5f_0_5f_0.B5" office:value-type="string">
            <text:p text:style-name="P2">898</text:p>
          </table:table-cell>
          <table:table-cell table:style-name="TBL_5f_0_5f_0.B5" office:value-type="string">
            <text:p text:style-name="Standard"/>
          </table:table-cell>
          <table:table-cell table:style-name="TBL_5f_0_5f_0.B5" office:value-type="string">
            <text:p text:style-name="Standard"/>
          </table:table-cell>
          <table:table-cell table:style-name="TBL_5f_0_5f_0.E5" office:value-type="string">
            <text:p text:style-name="P10">7.022.394,42</text:p>
          </table:table-cell>
          <table:table-cell table:style-name="TBL_5f_0_5f_0.E5" office:value-type="string">
            <text:p text:style-name="P10">755.205,39</text:p>
          </table:table-cell>
          <table:table-cell table:style-name="TBL_5f_0_5f_0.E5" office:value-type="string">
            <text:p text:style-name="P10">1.151.664,74</text:p>
          </table:table-cell>
          <table:table-cell table:style-name="TBL_5f_0_5f_0.E5" office:value-type="string">
            <text:p text:style-name="P10">39.611,07</text:p>
          </table:table-cell>
          <table:table-cell table:style-name="TBL_5f_0_5f_0.E5" office:value-type="string">
            <text:p text:style-name="P10">283.750,94</text:p>
          </table:table-cell>
          <table:table-cell table:style-name="TBL_5f_0_5f_0.E5" office:value-type="string">
            <text:p text:style-name="P10">180.790,89</text:p>
          </table:table-cell>
          <table:table-cell table:style-name="TBL_5f_0_5f_0.E5" office:value-type="string">
            <text:p text:style-name="P10">279.277,94</text:p>
          </table:table-cell>
          <table:table-cell table:style-name="TBL_5f_0_5f_0.E5" office:value-type="string">
            <text:p text:style-name="P10">2.200.140,00</text:p>
          </table:table-cell>
          <table:table-cell table:style-name="TBL_5f_0_5f_0.E5" office:value-type="string">
            <text:p text:style-name="P10">11.912.835,39</text:p>
          </table:table-cell>
          <table:table-cell table:style-name="TBL_5f_0_5f_0.E5" office:value-type="string">
            <text:p text:style-name="P10">1.120.047,39</text:p>
          </table:table-cell>
          <table:table-cell table:style-name="TBL_5f_0_5f_0.E5" office:value-type="string">
            <text:p text:style-name="P10">1.664.330,77</text:p>
          </table:table-cell>
          <table:table-cell table:style-name="TBL_5f_0_5f_0.E5" office:value-type="string">
            <text:p text:style-name="P10">28.389,88</text:p>
          </table:table-cell>
          <table:table-cell table:style-name="TBL_5f_0_5f_0.E5" office:value-type="string">
            <text:p text:style-name="P10">2.812.768,04</text:p>
          </table:table-cell>
          <table:table-cell table:style-name="TBL_5f_0_5f_0.E5" office:value-type="string">
            <text:p text:style-name="P10">9.100.067,35</text:p>
          </table:table-cell>
        </table:table-row>
        <table:table-row table:style-name="TBL_5f_0_5f_0.2">
          <table:table-cell table:style-name="TBL_5f_0_5f_0.A5" office:value-type="string">
            <text:p text:style-name="P13">Data da última atualização:</text:p>
          </table:table-cell>
          <table:table-cell table:style-name="TBL_5f_0_5f_0.B5" office:value-type="string">
            <text:p text:style-name="P11">31/01/2021 08:05:12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R5">
            <text:p text:style-name="P5"/>
          </table:table-cell>
        </table:table-row>
        <table:table-row table:style-name="TBL_5f_0_5f_0.8">
          <table:table-cell table:style-name="TBL_5f_0_5f_0.A5" office:value-type="string">
            <text:p text:style-name="P12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R5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2T11:04:58.726866072</dc:date>
    <meta:editing-duration>PT11M42S</meta:editing-duration>
    <meta:editing-cycles>1</meta:editing-cycles>
    <meta:document-statistic meta:table-count="1" meta:image-count="0" meta:object-count="0" meta:page-count="2" meta:paragraph-count="62" meta:word-count="336" meta:character-count="2514" meta:non-whitespace-character-count="2239"/>
  </office:meta>
</office:document-meta>
</file>